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tandard/base___new.xml" manifest:media-type="text/xml"/>
  <manifest:file-entry manifest:full-path="Basic/Standard/base___loop___for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7:36:20.1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4-01-16T17:40:30.112000000</dc:date>
    <meta:editing-duration>P1DT27M18S</meta:editing-duration>
    <meta:editing-cycles>410</meta:editing-cycles>
    <meta:generator>LibreOffice/7.6.4.1$Windows_X86_64 LibreOffice_project/e19e193f88cd6c0525a17fb7a176ed8e6a3e2aa1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loop___for.xml><?xml version="1.0" encoding="utf-8"?>
<!DOCTYPE module  PUBLIC '-//OpenOffice.org//DTD OfficeDocument 1.0//EN'  'module.dtd'>
<script:module xmlns:script="http://openoffice.org/2000/script" script:name="base___loop___for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

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new.xml><?xml version="1.0" encoding="utf-8"?>
<!DOCTYPE module  PUBLIC '-//OpenOffice.org//DTD OfficeDocument 1.0//EN'  'module.dtd'>
<script:module xmlns:script="http://openoffice.org/2000/script" script:name="base___new" script:language="StarBasic" script:moduleType="normal">REM  *****  BASIC  *****

Option Explicit



'REF : https://renenyffenegger.ch/notes/development/languages/VBA/language/null-and-nothing-etc

Function CheckEmpty4Variant( i as Integer, a as Variant )
	
	If IsEmpty( a ) Then
	
		MsgBox( i &amp; ". Empty : a" )
	
	Else
		
		MsgBox( i &amp; ". Not Empty : a" )
		
	EndIf
	
End Function

Sub base___new___empty

	Dim a as Variant	
	
	CheckEmpty4Variant( 1, a )
	
	
	
	Set a = New base___class_module_01	
	
	CheckEmpty4Variant( 2, a )
	
	
	
	Set a = Nothing	
	
	'
	' Set a = Nothing 의 결과가 c++ 의 a = nullptr 과는 다른가 보다.
	'
	CheckEmpty4Variant( 3, a )
	
	
	
	a = Empty	
	
	CheckEmpty4Variant( 4, a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  <library:element library:name="base___new"/>
  <library:element library:name="base___loop___for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